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256pt" svg:y="119.71pt">
            <loext:p draw:notify-on-update-of-ranges="Sheet1.A18:Sheet1.A30 Sheet1.B18:Sheet1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248.97pt" svg:y="317pt">
            <loext:p draw:notify-on-update-of-ranges="Sheet1.A18:Sheet1.A18 Sheet1.A19:Sheet1.A30 Sheet1.C18:Sheet1.C18 Sheet1.C19:Sheet1.C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" calcext:value-type="float">
            <text:p>0.1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/>
          <table:table-cell table:formula="of:=SLOPE(LN([.$A$3:.$A$7]);LN([.B3:.B7]))" office:value-type="float" office:value="-1.61492830189598" calcext:value-type="float">
            <text:p>-1.6149283019</text:p>
          </table:table-cell>
          <table:table-cell table:formula="of:=SLOPE(LN([.$A$3:.$A$7]);LN([.C3:.C7]))" office:value-type="float" office:value="-1.76326702238229" calcext:value-type="float">
            <text:p>-1.7632670224</text:p>
          </table:table-cell>
          <table:table-cell table:formula="of:=SLOPE(LN([.$A$3:.$A$7]);LN([.D3:.D7]))" office:value-type="float" office:value="-1.88408986123648" calcext:value-type="float">
            <text:p>-1.8840898612</text:p>
          </table:table-cell>
          <table:table-cell table:formula="of:=SLOPE(LN([.$A$3:.$A$7]);LN([.E3:.E7]))" office:value-type="float" office:value="-1.62633799553382" calcext:value-type="float">
            <text:p>-1.6263379955</text:p>
          </table:table-cell>
          <table:table-cell table:formula="of:=SLOPE(LN([.$A$3:.$A$7]);LN([.F3:.F7]))" office:value-type="float" office:value="-1.46363336812583" calcext:value-type="float">
            <text:p>-1.4636333681</text:p>
          </table:table-cell>
          <table:table-cell table:formula="of:=SLOPE(LN([.$A$3:.$A$7]);LN([.G3:.G7]))" office:value-type="float" office:value="-1.54001362057971" calcext:value-type="float">
            <text:p>-1.5400136206</text:p>
          </table:table-cell>
          <table:table-cell table:formula="of:=SLOPE(LN([.$A$3:.$A$7]);LN([.H3:.H7]))" office:value-type="float" office:value="-1.60241959947149" calcext:value-type="float">
            <text:p>-1.6024195995</text:p>
          </table:table-cell>
          <table:table-cell table:formula="of:=SLOPE(LN([.$A$3:.$A$7]);LN([.I3:.I7]))" office:value-type="float" office:value="-1.62371280999208" calcext:value-type="float">
            <text:p>-1.62371281</text:p>
          </table:table-cell>
          <table:table-cell table:formula="of:=SLOPE(LN([.$A$3:.$A$7]);LN([.J3:.J7]))" office:value-type="float" office:value="-1.61170855105572" calcext:value-type="float">
            <text:p>-1.6117085511</text:p>
          </table:table-cell>
          <table:table-cell table:formula="of:=SLOPE(LN([.$A$3:.$A$7]);LN([.K3:.K7]))" office:value-type="float" office:value="-1.62687814005807" calcext:value-type="float">
            <text:p>-1.6268781401</text:p>
          </table:table-cell>
          <table:table-cell table:formula="of:=SLOPE(LN([.$A$3:.$A$7]);LN([.L3:.L7]))" office:value-type="float" office:value="-1.42857875987432" calcext:value-type="float">
            <text:p>-1.4285787599</text:p>
          </table:table-cell>
          <table:table-cell table:formula="of:=SLOPE(LN([.$A$3:.$A$7]);LN([.M3:.M7]))" office:value-type="float" office:value="-1.38951902456455" calcext:value-type="float">
            <text:p>-1.3895190246</text:p>
          </table:table-cell>
          <table:table-cell table:formula="of:=SLOPE(LN([.$A$3:.$A$7]);LN([.N3:.N7]))" office:value-type="float" office:value="-1.43855607948902" calcext:value-type="float">
            <text:p>-1.4385560795</text:p>
          </table:table-cell>
        </table:table-row>
        <table:table-row table:style-name="ro1">
          <table:table-cell/>
          <table:table-cell table:formula="of:=EXP(INTERCEPT(LN([.$A$3:.$A$7]);LN([.B3:.B7])))" office:value-type="float" office:value="0.0591398301957118" calcext:value-type="float">
            <text:p>0.0591398302</text:p>
          </table:table-cell>
          <table:table-cell table:formula="of:=EXP(INTERCEPT(LN([.$A$3:.$A$7]);LN([.C3:.C7])))" office:value-type="float" office:value="0.0483398717110045" calcext:value-type="float">
            <text:p>0.0483398717</text:p>
          </table:table-cell>
          <table:table-cell table:formula="of:=EXP(INTERCEPT(LN([.$A$3:.$A$7]);LN([.D3:.D7])))" office:value-type="float" office:value="0.0394884202639678" calcext:value-type="float">
            <text:p>0.0394884203</text:p>
          </table:table-cell>
          <table:table-cell table:formula="of:=EXP(INTERCEPT(LN([.$A$3:.$A$7]);LN([.E3:.E7])))" office:value-type="float" office:value="0.0617999594057144" calcext:value-type="float">
            <text:p>0.0617999594</text:p>
          </table:table-cell>
          <table:table-cell table:formula="of:=EXP(INTERCEPT(LN([.$A$3:.$A$7]);LN([.F3:.F7])))" office:value-type="float" office:value="0.0904704191496574" calcext:value-type="float">
            <text:p>0.0904704191</text:p>
          </table:table-cell>
          <table:table-cell table:formula="of:=EXP(INTERCEPT(LN([.$A$3:.$A$7]);LN([.G3:.G7])))" office:value-type="float" office:value="0.0798860819879722" calcext:value-type="float">
            <text:p>0.079886082</text:p>
          </table:table-cell>
          <table:table-cell table:formula="of:=EXP(INTERCEPT(LN([.$A$3:.$A$7]);LN([.H3:.H7])))" office:value-type="float" office:value="0.0698980830859114" calcext:value-type="float">
            <text:p>0.0698980831</text:p>
          </table:table-cell>
          <table:table-cell table:formula="of:=EXP(INTERCEPT(LN([.$A$3:.$A$7]);LN([.I3:.I7])))" office:value-type="float" office:value="0.0647325812207236" calcext:value-type="float">
            <text:p>0.0647325812</text:p>
          </table:table-cell>
          <table:table-cell table:formula="of:=EXP(INTERCEPT(LN([.$A$3:.$A$7]);LN([.J3:.J7])))" office:value-type="float" office:value="0.0635253021027537" calcext:value-type="float">
            <text:p>0.0635253021</text:p>
          </table:table-cell>
          <table:table-cell table:formula="of:=EXP(INTERCEPT(LN([.$A$3:.$A$7]);LN([.K3:.K7])))" office:value-type="float" office:value="0.062271071402401" calcext:value-type="float">
            <text:p>0.0622710714</text:p>
          </table:table-cell>
          <table:table-cell table:formula="of:=EXP(INTERCEPT(LN([.$A$3:.$A$7]);LN([.L3:.L7])))" office:value-type="float" office:value="0.0914365600518894" calcext:value-type="float">
            <text:p>0.0914365601</text:p>
          </table:table-cell>
          <table:table-cell table:formula="of:=EXP(INTERCEPT(LN([.$A$3:.$A$7]);LN([.M3:.M7])))" office:value-type="float" office:value="0.100978585894483" calcext:value-type="float">
            <text:p>0.1009785859</text:p>
          </table:table-cell>
          <table:table-cell table:formula="of:=EXP(INTERCEPT(LN([.$A$3:.$A$7]);LN([.N3:.N7])))" office:value-type="float" office:value="0.104975526559751" calcext:value-type="float">
            <text:p>0.104975526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formula="of:=LN([.E6])" office:value-type="float" office:value="-2.32278780031156" calcext:value-type="float">
            <text:p>-2.3227878003</text:p>
          </table:table-cell>
          <table:table-cell table:number-columns-repeated="11"/>
        </table:table-row>
        <table:table-row table:style-name="ro1">
          <table:table-cell/>
          <table:table-cell table:formula="of:=EXP([.C4])" office:value-type="float" office:value="1.13882838332462" calcext:value-type="float">
            <text:p>1.1388283833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74" calcext:value-type="float">
            <text:p>0.174</text:p>
          </table:table-cell>
          <table:table-cell office:value-type="float" office:value="-0.073" calcext:value-type="float">
            <text:p>-0.073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81" calcext:value-type="float">
            <text:p>-0.081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73" calcext:value-type="float">
            <text:p>0.173</text:p>
          </table:table-cell>
          <table:table-cell office:value-type="float" office:value="-0.081" calcext:value-type="float">
            <text:p>-0.081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4" calcext:value-type="float">
            <text:p>0.174</text:p>
          </table:table-cell>
          <table:table-cell office:value-type="float" office:value="-0.084" calcext:value-type="float">
            <text:p>-0.084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73" calcext:value-type="float">
            <text:p>-0.073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5" calcext:value-type="float">
            <text:p>0.175</text:p>
          </table:table-cell>
          <table:table-cell office:value-type="float" office:value="-0.077" calcext:value-type="float">
            <text:p>-0.077</text:p>
          </table:table-cell>
          <table:table-cell table:number-columns-repeated="1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86" calcext:value-type="float">
            <text:p>0.186</text:p>
          </table:table-cell>
          <table:table-cell office:value-type="float" office:value="-0.091" calcext:value-type="float">
            <text:p>-0.091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74" calcext:value-type="float">
            <text:p>0.174</text:p>
          </table:table-cell>
          <table:table-cell office:value-type="float" office:value="-0.071" calcext:value-type="float">
            <text:p>-0.071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8" calcext:value-type="float">
            <text:p>0.18</text:p>
          </table:table-cell>
          <table:table-cell office:value-type="float" office:value="-0.074" calcext:value-type="float">
            <text:p>-0.074</text:p>
          </table:table-cell>
          <table:table-cell table:number-columns-repeated="1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183" calcext:value-type="float">
            <text:p>0.183</text:p>
          </table:table-cell>
          <table:table-cell office:value-type="float" office:value="-0.077" calcext:value-type="float">
            <text:p>-0.077</text:p>
          </table:table-cell>
          <table:table-cell table:number-columns-repeated="1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61" calcext:value-type="float">
            <text:p>0.161</text:p>
          </table:table-cell>
          <table:table-cell office:value-type="float" office:value="-0.061" calcext:value-type="float">
            <text:p>-0.061</text:p>
          </table:table-cell>
          <table:table-cell table:number-columns-repeated="1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202" calcext:value-type="float">
            <text:p>0.202</text:p>
          </table:table-cell>
          <table:table-cell office:value-type="float" office:value="-0.088" calcext:value-type="float">
            <text:p>-0.088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77" calcext:value-type="float">
            <text:p>0.177</text:p>
          </table:table-cell>
          <table:table-cell office:value-type="float" office:value="-0.075" calcext:value-type="float">
            <text:p>-0.0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3" loext:min-decimal-places="3" number:min-integer-digits="1"/>
    </number:number-style>
    <number:number-style style:name="N121">
      <style:text-properties fo:color="#ff0000"/>
      <number:text>-</number:text>
      <number:number number:decimal-places="3" loext:min-decimal-places="3" number:min-integer-digits="1"/>
      <style:map style:condition="value()&gt;=0" style:apply-style-name="N12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1:05:29.397857448</meta:creation-date>
    <dc:date>2016-05-10T02:55:20.498945977</dc:date>
    <meta:editing-duration>PT18M50S</meta:editing-duration>
    <meta:editing-cycles>1</meta:editing-cycles>
    <meta:document-statistic meta:table-count="1" meta:cell-count="137" meta:object-count="2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8:Sheet1.B30" svg:x="0.319cm" svg:y="0.18cm" svg:width="12.508cm" svg:height="8.646cm">
          <chartooo:coordinate-region svg:x="1.231cm" svg:y="0.379cm" svg:width="11.22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30" chart:class="chart:scatter">
            <chart:domain table:cell-range-address="Sheet1.A18:Sheet1.A30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18:Sheet1.A30</svg:desc>
                </draw:g>
              </table:table-cell>
              <table:table-cell office:value-type="float" office:value="0.174">
                <text:p>0.174</text:p>
                <draw:g>
                  <svg:desc>Sheet1.B18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0">
                <text:p>1750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1cm" svg:y="4.203cm" style:legend-expansion="high" chart:style-name="ch2"/>
        <chart:plot-area chart:style-name="ch3" table:cell-range-address="Sheet1.A18:Sheet1.A30 Sheet1.C18:Sheet1.C30" chart:data-source-has-labels="both" svg:x="0.319cm" svg:y="0.18cm" svg:width="13.063cm" svg:height="8.645cm">
          <chartooo:coordinate-region svg:x="1.337cm" svg:y="0.379cm" svg:width="11.674cm" svg:height="8.247cm"/>
          <chart:axis chart:dimension="x" chart:name="primary-x" chart:style-name="ch4" chartooo:axis-type="auto">
            <chart:categories table:cell-range-address="Sheet1.A19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9:Sheet1.C30" chart:label-cell-address="Sheet1.C18:Sheet1.C18" chart:class="chart:scatter">
            <chart:domain table:cell-range-address="Sheet1.A19:Sheet1.A30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0.073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A19:Sheet1.A30</svg:desc>
                </draw:g>
              </table:table-cell>
              <table:table-cell office:value-type="float" office:value="-0.081">
                <text:p>-0.081</text:p>
                <draw:g>
                  <svg:desc>Sheet1.C19:Sheet1.C3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081">
                <text:p>-0.0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0.071">
                <text:p>-0.0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-0.088">
                <text:p>-0.0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075">
                <text:p>-0.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